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0.456cm" fo:min-width="0.712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2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3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6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marker-end="Arrowheads_20_19" draw:marker-end-width="0.3cm" draw:fill="none" draw:textarea-vertical-align="middle"/>
    </style:style>
    <style:style style:name="gr20" style:family="graphic" style:parent-style-name="standard">
      <style:graphic-properties draw:fill="solid" draw:fill-color="#dde8cb" draw:textarea-horizontal-align="justify" draw:textarea-vertical-align="middle" draw:auto-grow-height="false" fo:min-height="0.456cm" fo:min-width="0.712cm"/>
      <style:paragraph-properties style:writing-mode="lr-tb"/>
    </style:style>
    <style:style style:name="gr21" style:family="graphic" style:parent-style-name="objectwithoutfill">
      <style:graphic-properties draw:marker-end="Arrowheads_20_2" draw:marker-end-width="0.3cm" draw:fill="solid" draw:fill-color="#dde8cb" draw:textarea-vertical-align="middle"/>
    </style:style>
    <style:style style:name="gr22" style:family="graphic" style:parent-style-name="standard">
      <style:graphic-properties draw:fill="solid" draw:fill-color="#dde8cb" draw:textarea-horizontal-align="justify" draw:textarea-vertical-align="middle" draw:auto-grow-height="false" fo:min-height="0.455cm" fo:min-width="0.712cm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solid" draw:fill-color="#dde8cb" draw:textarea-vertical-align="middle"/>
    </style:style>
    <style:style style:name="gr24" style:family="graphic" style:parent-style-name="objectwithoutfill">
      <style:graphic-properties draw:marker-end="Arrowheads_20_4" draw:marker-end-width="0.3cm" draw:fill="solid" draw:fill-color="#dde8cb" draw:textarea-vertical-align="middle"/>
    </style:style>
    <style:style style:name="gr25" style:family="graphic" style:parent-style-name="objectwithoutfill">
      <style:graphic-properties draw:marker-end="Arrowheads_20_5" draw:marker-end-width="0.3cm" draw:fill="solid" draw:fill-color="#dde8cb" draw:textarea-vertical-align="middle"/>
    </style:style>
    <style:style style:name="gr26" style:family="graphic" style:parent-style-name="objectwithoutfill">
      <style:graphic-properties draw:marker-end="Arrowheads_20_7" draw:marker-end-width="0.3cm" draw:fill="solid" draw:fill-color="#dde8cb" draw:textarea-vertical-align="middle"/>
    </style:style>
    <style:style style:name="gr27" style:family="graphic" style:parent-style-name="standard">
      <style:graphic-properties draw:fill="solid" draw:fill-color="#dde8cb" draw:textarea-horizontal-align="justify" draw:textarea-vertical-align="middle" draw:auto-grow-height="false" fo:min-height="0.455cm" fo:min-width="0.713cm"/>
      <style:paragraph-properties style:writing-mode="lr-tb"/>
    </style:style>
    <style:style style:name="gr28" style:family="graphic" style:parent-style-name="objectwithoutfill">
      <style:graphic-properties draw:marker-end="Arrowheads_20_8" draw:marker-end-width="0.3cm" draw:fill="solid" draw:fill-color="#dde8cb" draw:textarea-vertical-align="middle"/>
    </style:style>
    <style:style style:name="gr29" style:family="graphic" style:parent-style-name="objectwithoutfill">
      <style:graphic-properties draw:marker-end="Arrowheads_20_9" draw:marker-end-width="0.3cm" draw:fill="solid" draw:fill-color="#dde8cb" draw:textarea-vertical-align="middle"/>
    </style:style>
    <style:style style:name="gr30" style:family="graphic" style:parent-style-name="objectwithoutfill">
      <style:graphic-properties draw:marker-end="Arrowheads_20_10" draw:marker-end-width="0.3cm" draw:fill="solid" draw:fill-color="#dde8cb" draw:textarea-vertical-align="middle"/>
    </style:style>
    <style:style style:name="gr31" style:family="graphic" style:parent-style-name="objectwithoutfill">
      <style:graphic-properties draw:marker-end="Arrowheads_20_11" draw:marker-end-width="0.3cm" draw:fill="solid" draw:fill-color="#dde8cb" draw:textarea-vertical-align="middle"/>
    </style:style>
    <style:style style:name="gr32" style:family="graphic" style:parent-style-name="objectwithoutfill">
      <style:graphic-properties draw:marker-end="Arrowheads_20_12" draw:marker-end-width="0.3cm" draw:fill="solid" draw:fill-color="#dde8cb" draw:textarea-vertical-align="middle"/>
    </style:style>
    <style:style style:name="gr33" style:family="graphic" style:parent-style-name="objectwithoutfill">
      <style:graphic-properties draw:marker-end="Arrowheads_20_13" draw:marker-end-width="0.3cm" draw:fill="solid" draw:fill-color="#dde8cb" draw:textarea-vertical-align="middle"/>
    </style:style>
    <style:style style:name="gr34" style:family="graphic" style:parent-style-name="objectwithoutfill">
      <style:graphic-properties draw:marker-end="Arrowheads_20_14" draw:marker-end-width="0.3cm" draw:fill="solid" draw:fill-color="#dde8cb" draw:textarea-vertical-align="middle"/>
    </style:style>
    <style:style style:name="gr35" style:family="graphic" style:parent-style-name="objectwithoutfill">
      <style:graphic-properties draw:marker-end="Arrowheads_20_15" draw:marker-end-width="0.3cm" draw:fill="solid" draw:fill-color="#dde8cb" draw:textarea-vertical-align="middle"/>
    </style:style>
    <style:style style:name="gr36" style:family="graphic" style:parent-style-name="standard">
      <style:graphic-properties draw:fill="solid" draw:fill-color="#dde8cb" draw:textarea-horizontal-align="justify" draw:textarea-vertical-align="middle" draw:auto-grow-height="false" fo:min-height="0.455cm" fo:min-width="0.361cm"/>
      <style:paragraph-properties style:writing-mode="lr-tb"/>
    </style:style>
    <style:style style:name="gr37" style:family="graphic" style:parent-style-name="objectwithoutfill">
      <style:graphic-properties draw:marker-end="Arrowheads_20_16" draw:marker-end-width="0.3cm" draw:fill="solid" draw:fill-color="#dde8cb" draw:textarea-vertical-align="middle"/>
    </style:style>
    <style:style style:name="gr38" style:family="graphic" style:parent-style-name="objectwithoutfill">
      <style:graphic-properties draw:marker-end="Arrowheads_20_17" draw:marker-end-width="0.3cm" draw:fill="solid" draw:fill-color="#dde8cb" draw:textarea-vertical-align="middle"/>
    </style:style>
    <style:style style:name="gr39" style:family="graphic" style:parent-style-name="objectwithoutfill">
      <style:graphic-properties draw:marker-end="Arrowheads_20_18" draw:marker-end-width="0.3cm" draw:fill="solid" draw:fill-color="#dde8cb" draw:textarea-vertical-align="middle"/>
    </style:style>
    <style:style style:name="gr40" style:family="graphic" style:parent-style-name="objectwithoutfill">
      <style:graphic-properties draw:marker-end="Arrowheads_20_20" draw:marker-end-width="0.3cm" draw:fill="none" draw:textarea-vertical-align="middle"/>
    </style:style>
    <style:style style:name="gr41" style:family="graphic" style:parent-style-name="objectwithoutfill">
      <style:graphic-properties draw:marker-end="Arrowheads_20_22" draw:marker-end-width="0.3cm" draw:fill="none" draw:textarea-vertical-align="middle"/>
    </style:style>
    <style:style style:name="gr42" style:family="graphic" style:parent-style-name="standard">
      <style:graphic-properties svg:stroke-color="#ff8000" draw:fill="none" draw:textarea-horizontal-align="justify" draw:textarea-vertical-align="middle" draw:auto-grow-height="false" fo:min-height="10.227cm" fo:min-width="8.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44" style:family="graphic" style:parent-style-name="standard">
      <style:graphic-properties svg:stroke-color="#00a933" draw:fill="none" draw:textarea-horizontal-align="justify" draw:textarea-vertical-align="middle" draw:auto-grow-height="false" fo:min-height="10.227cm" fo:min-width="8.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6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04cm"/>
      <style:paragraph-properties style:writing-mode="lr-tb"/>
    </style:style>
    <style:style style:name="gr47" style:family="graphic" style:parent-style-name="objectwithoutfill">
      <style:graphic-properties draw:marker-end="Arrowheads_20_26" draw:marker-end-width="0.3cm" draw:fill="none" draw:textarea-vertical-align="middle"/>
    </style:style>
    <style:style style:name="gr48" style:family="graphic" style:parent-style-name="objectwithoutfill">
      <style:graphic-properties draw:marker-end="Arrowheads_20_27" draw:marker-end-width="0.3cm" draw:fill="none" draw:textarea-vertical-align="middle"/>
    </style:style>
    <style:style style:name="gr49" style:family="graphic" style:parent-style-name="standard">
      <style:graphic-properties draw:fill="solid" draw:fill-color="#dde8cb" draw:textarea-horizontal-align="justify" draw:textarea-vertical-align="middle" draw:auto-grow-height="false" fo:min-height="0.455cm" fo:min-width="0cm"/>
      <style:paragraph-properties style:writing-mode="lr-tb"/>
    </style:style>
    <style:style style:name="gr50" style:family="graphic" style:parent-style-name="objectwithoutfill">
      <style:graphic-properties draw:marker-end="Arrowheads_20_28" draw:marker-end-width="0.3cm" draw:fill="none" draw:textarea-vertical-align="middle"/>
    </style:style>
    <style:style style:name="gr51" style:family="graphic" style:parent-style-name="objectwithoutfill">
      <style:graphic-properties draw:marker-end="Arrowheads_20_29" draw:marker-end-width="0.3cm" draw:fill="none" draw:textarea-vertical-align="middle"/>
    </style:style>
    <style:style style:name="gr52" style:family="graphic" style:parent-style-name="objectwithoutfill">
      <style:graphic-properties draw:marker-end="Arrowheads_20_30" draw:marker-end-width="0.3cm" draw:fill="none" draw:textarea-vertical-align="middle"/>
    </style:style>
    <style:style style:name="gr53" style:family="graphic" style:parent-style-name="objectwithoutfill">
      <style:graphic-properties draw:marker-end="Arrowheads_20_31" draw:marker-end-width="0.3cm" draw:fill="none" draw:textarea-vertical-align="middle"/>
    </style:style>
    <style:style style:name="gr54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55" style:family="graphic" style:parent-style-name="objectwithoutfill">
      <style:graphic-properties draw:marker-end="Arrowheads_20_2" draw:marker-end-width="0.3cm" draw:fill="solid" draw:fill-color="#ffdbb6" draw:textarea-vertical-align="middle"/>
    </style:style>
    <style:style style:name="gr56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7" style:family="graphic" style:parent-style-name="objectwithoutfill">
      <style:graphic-properties draw:marker-end="Arrowheads_20_3" draw:marker-end-width="0.3cm" draw:fill="solid" draw:fill-color="#ffdbb6" draw:textarea-vertical-align="middle"/>
    </style:style>
    <style:style style:name="gr58" style:family="graphic" style:parent-style-name="objectwithoutfill">
      <style:graphic-properties draw:marker-end="Arrowheads_20_4" draw:marker-end-width="0.3cm" draw:fill="solid" draw:fill-color="#ffdbb6" draw:textarea-vertical-align="middle"/>
    </style:style>
    <style:style style:name="gr59" style:family="graphic" style:parent-style-name="objectwithoutfill">
      <style:graphic-properties draw:marker-end="Arrowheads_20_5" draw:marker-end-width="0.3cm" draw:fill="solid" draw:fill-color="#ffdbb6" draw:textarea-vertical-align="middle"/>
    </style:style>
    <style:style style:name="gr60" style:family="graphic" style:parent-style-name="objectwithoutfill">
      <style:graphic-properties draw:marker-end="Arrowheads_20_7" draw:marker-end-width="0.3cm" draw:fill="solid" draw:fill-color="#ffdbb6" draw:textarea-vertical-align="middle"/>
    </style:style>
    <style:style style:name="gr6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2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63" style:family="graphic" style:parent-style-name="objectwithoutfill">
      <style:graphic-properties draw:marker-end="Arrowheads_20_9" draw:marker-end-width="0.3cm" draw:fill="solid" draw:fill-color="#ffdbb6" draw:textarea-vertical-align="middle"/>
    </style:style>
    <style:style style:name="gr64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65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66" style:family="graphic" style:parent-style-name="objectwithoutfill">
      <style:graphic-properties draw:marker-end="Arrowheads_20_12" draw:marker-end-width="0.3cm" draw:fill="solid" draw:fill-color="#ffdbb6" draw:textarea-vertical-align="middle"/>
    </style:style>
    <style:style style:name="gr67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68" style:family="graphic" style:parent-style-name="objectwithoutfill">
      <style:graphic-properties draw:marker-end="Arrowheads_20_14" draw:marker-end-width="0.3cm" draw:fill="solid" draw:fill-color="#ffdbb6" draw:textarea-vertical-align="middle"/>
    </style:style>
    <style:style style:name="gr69" style:family="graphic" style:parent-style-name="objectwithoutfill">
      <style:graphic-properties draw:marker-end="Arrowheads_20_15" draw:marker-end-width="0.3cm" draw:fill="solid" draw:fill-color="#ffdbb6" draw:textarea-vertical-align="middle"/>
    </style:style>
    <style:style style:name="gr70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61cm"/>
      <style:paragraph-properties style:writing-mode="lr-tb"/>
    </style:style>
    <style:style style:name="gr71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72" style:family="graphic" style:parent-style-name="objectwithoutfill">
      <style:graphic-properties draw:marker-end="Arrowheads_20_17" draw:marker-end-width="0.3cm" draw:fill="solid" draw:fill-color="#ffdbb6" draw:textarea-vertical-align="middle"/>
    </style:style>
    <style:style style:name="gr73" style:family="graphic" style:parent-style-name="objectwithoutfill">
      <style:graphic-properties draw:marker-end="Arrowheads_20_18" draw:marker-end-width="0.3cm" draw:fill="solid" draw:fill-color="#ffdbb6" draw:textarea-vertical-align="middle"/>
    </style:style>
    <style:style style:name="gr7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75" style:family="graphic" style:parent-style-name="objectwithoutfill">
      <style:graphic-properties draw:marker-end="Arrowheads_20_28" draw:marker-end-width="0.3cm" draw:fill="solid" draw:fill-color="#ffdbb6" draw:textarea-vertical-align="middle"/>
    </style:style>
    <style:style style:name="gr76" style:family="graphic" style:parent-style-name="objectwithoutfill">
      <style:graphic-properties draw:marker-end="Arrowheads_20_29" draw:marker-end-width="0.3cm" draw:fill="solid" draw:fill-color="#ffdbb6" draw:textarea-vertical-align="middle"/>
    </style:style>
    <style:style style:name="gr77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78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79" style:family="graphic" style:parent-style-name="objectwithoutfill">
      <style:graphic-properties draw:marker-end="Arrowheads_20_32" draw:marker-end-width="0.3cm" draw:fill="none" draw:textarea-vertical-align="middle"/>
    </style:style>
    <style:style style:name="gr80" style:family="graphic" style:parent-style-name="objectwithoutfill">
      <style:graphic-properties draw:marker-end="Arrowheads_20_33" draw:marker-end-width="0.3cm" draw:fill="none" draw:textarea-vertical-align="middle"/>
    </style:style>
    <style:style style:name="gr81" style:family="graphic" style:parent-style-name="objectwithoutfill">
      <style:graphic-properties draw:marker-end="Arrowheads_20_34" draw:marker-end-width="0.3cm" draw:fill="none" draw:textarea-vertical-align="middle"/>
    </style:style>
    <style:style style:name="gr82" style:family="graphic" style:parent-style-name="objectwithoutfill">
      <style:graphic-properties draw:stroke="dash" draw:stroke-dash="Long_20_Dash" svg:stroke-color="#ff8000" draw:marker-end="Arrowheads_20_35" draw:marker-end-width="0.3cm" draw:fill="none" draw:textarea-vertical-align="middle"/>
    </style:style>
    <style:style style:name="gr83" style:family="graphic" style:parent-style-name="objectwithoutfill">
      <style:graphic-properties draw:stroke="dash" draw:stroke-dash="Long_20_Dash" svg:stroke-color="#00a933" draw:marker-end="Arrowheads_20_3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d7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e8cb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dde8cb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dbb6"/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14cm" svg:height="0.996cm" svg:x="6.093cm" svg:y="25.869cm">
          <text:p text:style-name="P1"><text:span text:style-name="T1">Sca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714cm" svg:height="0.996cm" svg:x="6.293cm" svg:y="24.335cm">
          <text:p text:style-name="P1"><text:span text:style-name="T1">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5cm" svg:y1="25.331cm" svg:x2="6.95cm" svg:y2="25.869cm" draw:start-shape="id1" draw:start-glue-point="8" draw:end-shape="id2" draw:end-glue-point="4" svg:d="M7150 25331c0 405-200 136-200 538" svg:viewBox="0 0 201 539">
          <text:p/>
        </draw:connector>
        <draw:custom-shape draw:style-name="gr3" draw:text-style-name="P2" xml:id="id4" draw:id="id4" draw:layer="layout" svg:width="1.714cm" svg:height="0.995cm" svg:x="3.418cm" svg:y="21.637cm">
          <text:p text:style-name="P1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14cm" svg:height="0.996cm" svg:x="3.418cm" svg:y="20.05cm">
          <text:p text:style-name="P1"><text:span text:style-name="T1">n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275cm" svg:y1="21.046cm" svg:x2="4.275cm" svg:y2="21.637cm" draw:start-shape="id3" draw:start-glue-point="8" draw:end-shape="id4" draw:end-glue-point="4" svg:d="M4275 21046v591" svg:viewBox="0 0 1 592">
          <text:p/>
        </draw:connector>
        <draw:connector draw:style-name="gr5" draw:text-style-name="P3" draw:layer="layout" draw:type="curve" svg:x1="5.132cm" svg:y1="20.548cm" svg:x2="6.293cm" svg:y2="24.833cm" draw:start-shape="id3" draw:start-glue-point="10" draw:end-shape="id1" draw:end-glue-point="6" svg:d="M5132 20548c868 0 288 4285 1161 4285" svg:viewBox="0 0 1162 4286">
          <text:p/>
        </draw:connector>
        <draw:connector draw:style-name="gr6" draw:text-style-name="P3" draw:layer="layout" draw:type="curve" svg:x1="4.881cm" svg:y1="22.487cm" svg:x2="6.093cm" svg:y2="26.367cm" draw:start-shape="id4" draw:start-glue-point="9" draw:end-shape="id2" draw:end-glue-point="6" svg:d="M4881 22487c0 2587 404 3880 1212 3880" svg:viewBox="0 0 1213 3881">
          <text:p/>
        </draw:connector>
        <draw:custom-shape draw:style-name="gr3" draw:text-style-name="P2" xml:id="id5" draw:id="id5" draw:layer="layout" svg:width="1.714cm" svg:height="0.995cm" svg:x="5.127cm" svg:y="18.962cm">
          <text:p text:style-name="P1"><text:span text:style-name="T1">n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984cm" svg:y1="19.957cm" svg:x2="4.881cm" svg:y2="21.782cm" draw:start-shape="id5" draw:start-glue-point="8" draw:end-shape="id4" draw:end-glue-point="11" svg:d="M5984 19957l-1103 1825" svg:viewBox="0 0 1104 1826">
          <text:p/>
        </draw:connector>
        <draw:connector draw:style-name="gr8" draw:text-style-name="P3" draw:layer="layout" draw:type="curve" draw:line-skew="0.075cm" svg:x1="6.428cm" svg:y1="3.407cm" svg:x2="5.984cm" svg:y2="18.962cm" draw:start-shape="id6" draw:start-glue-point="7" draw:end-shape="id5" draw:end-glue-point="4" svg:d="M6428 3407c0 11887-444 4110-444 15555" svg:viewBox="0 0 445 15556">
          <text:p/>
        </draw:connector>
        <draw:connector draw:style-name="gr9" draw:text-style-name="P3" draw:layer="layout" draw:type="curve" svg:x1="7.445cm" svg:y1="9.072cm" svg:x2="7.15cm" svg:y2="24.335cm" draw:start-shape="id7" draw:start-glue-point="8" draw:end-shape="id1" draw:end-glue-point="4" svg:d="M7445 9072c0 11448-295 3817-295 15263" svg:viewBox="0 0 296 15264">
          <text:p/>
        </draw:connector>
        <draw:custom-shape draw:style-name="gr3" draw:text-style-name="P2" xml:id="id11" draw:id="id11" draw:layer="layout" svg:width="1.714cm" svg:height="0.995cm" svg:x="1.635cm" svg:y="13.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14cm" svg:height="0.996cm" svg:x="5.977cm" svg:y="1.022cm">
          <text:p text:style-name="P1"><text:span text:style-name="T1">~Scalar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14cm" svg:height="0.996cm" svg:x="6.177cm" svg:y="2.556cm">
          <text:p text:style-name="P1"><text:span text:style-name="T1">~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1.715cm" svg:height="0.995cm" svg:x="3.418cm" svg:y="6.82cm">
          <text:p text:style-name="P1"><text:span text:style-name="T1">~nin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714cm" svg:height="0.995cm" svg:x="6.588cm" svg:y="8.077cm">
          <text:p text:style-name="P1"><text:span text:style-name="T1">~nil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4.811cm" svg:y1="4.865cm" svg:x2="4.811cm" svg:y2="4.865cm" svg:d="M4811 4865z" svg:viewBox="0 0 1 1">
          <text:p/>
        </draw:connector>
        <draw:connector draw:style-name="gr12" draw:text-style-name="P3" draw:layer="layout" draw:type="curve" svg:x1="6.834cm" svg:y1="2.018cm" svg:x2="7.034cm" svg:y2="2.556cm" draw:start-shape="id8" draw:start-glue-point="8" draw:end-shape="id6" draw:end-glue-point="4" svg:d="M6834 2018c0 405 200 136 200 538" svg:viewBox="0 0 201 539">
          <text:p/>
        </draw:connector>
        <draw:connector draw:style-name="gr13" draw:text-style-name="P3" draw:layer="layout" draw:type="curve" svg:x1="4.275cm" svg:y1="6.017cm" svg:x2="4.276cm" svg:y2="6.82cm" draw:start-shape="id9" draw:start-glue-point="8" draw:end-shape="id10" draw:end-glue-point="4" svg:d="M4275 6017c0 601 1 200 1 803" svg:viewBox="0 0 2 804">
          <text:p/>
        </draw:connector>
        <draw:connector draw:style-name="gr14" draw:text-style-name="P3" draw:layer="layout" draw:type="curve" svg:x1="6.177cm" svg:y1="3.054cm" svg:x2="5.133cm" svg:y2="7.318cm" draw:start-shape="id6" draw:start-glue-point="6" draw:end-shape="id10" draw:end-glue-point="10" svg:d="M6177 3054c-996 0-664 2132-604 2132 61 0 311 2132-440 2132" svg:viewBox="0 0 1045 4265">
          <text:p/>
        </draw:connector>
        <draw:connector draw:style-name="gr15" draw:text-style-name="P3" draw:layer="layout" draw:type="curve" svg:x1="5.977cm" svg:y1="1.52cm" svg:x2="4.275cm" svg:y2="5.022cm" draw:start-shape="id8" draw:start-glue-point="6" draw:end-shape="id9" draw:end-glue-point="4" svg:d="M5977 1520c-1135 0-1702 1167-1702 3502" svg:viewBox="0 0 1703 3503">
          <text:p/>
        </draw:connector>
        <draw:connector draw:style-name="gr16" draw:text-style-name="P3" draw:layer="layout" draw:type="curve" svg:x1="3.598cm" svg:y1="4.865cm" svg:x2="3.598cm" svg:y2="4.865cm" svg:d="M3598 4865z" svg:viewBox="0 0 1 1">
          <text:p/>
        </draw:connector>
        <draw:connector draw:style-name="gr17" draw:text-style-name="P3" draw:layer="layout" draw:type="curve" svg:x1="3.418cm" svg:y1="5.52cm" svg:x2="2.492cm" svg:y2="13.34cm" draw:start-shape="id9" draw:start-glue-point="6" draw:end-shape="id11" draw:end-glue-point="4" svg:d="M3418 5520c-618 0-926 2606-926 7820" svg:viewBox="0 0 927 7821">
          <text:p/>
        </draw:connector>
        <draw:connector draw:style-name="gr18" draw:text-style-name="P3" draw:layer="layout" draw:type="curve" svg:x1="2.492cm" svg:y1="14.335cm" svg:x2="3.418cm" svg:y2="22.135cm" draw:start-shape="id11" draw:start-glue-point="8" draw:end-shape="id4" draw:end-glue-point="6" svg:d="M2492 14335c0 5200 308 7800 926 7800" svg:viewBox="0 0 927 7801">
          <text:p/>
        </draw:connector>
        <draw:connector draw:style-name="gr19" draw:text-style-name="P3" draw:layer="layout" draw:type="curve" svg:x1="4.276cm" svg:y1="7.815cm" svg:x2="3.921cm" svg:y2="13.34cm" draw:start-shape="id10" draw:start-glue-point="8" draw:end-shape="id12" svg:d="M4276 7815c0 4143-355 1381-355 5525" svg:viewBox="0 0 356 5526">
          <text:p/>
        </draw:connector>
        <draw:custom-shape draw:style-name="gr20" draw:text-style-name="P4" xml:id="id14" draw:id="id14" draw:layer="layout" svg:width="1.714cm" svg:height="0.996cm" svg:x="11.933cm" svg:y="23.181cm">
          <text:p text:style-name="P1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3" draw:id="id13" draw:layer="layout" svg:width="1.714cm" svg:height="0.996cm" svg:x="11.933cm" svg:y="21.647cm">
          <text:p text:style-name="P1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2.791cm" svg:y1="22.643cm" svg:x2="12.791cm" svg:y2="23.181cm" draw:start-shape="id13" draw:start-glue-point="8" draw:end-shape="id14" draw:end-glue-point="4" svg:d="M12791 22643v538" svg:viewBox="0 0 1 539">
          <text:p/>
        </draw:connector>
        <draw:custom-shape draw:style-name="gr22" draw:text-style-name="P4" xml:id="id16" draw:id="id16" draw:layer="layout" svg:width="1.714cm" svg:height="0.995cm" svg:x="14.35cm" svg:y="22.445cm">
          <text:p text:style-name="P1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5" draw:id="id15" draw:layer="layout" svg:width="1.714cm" svg:height="0.996cm" svg:x="14.75cm" svg:y="20.882cm">
          <text:p text:style-name="P1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15.608cm" svg:y1="21.878cm" svg:x2="15.208cm" svg:y2="22.445cm" draw:start-shape="id15" draw:start-glue-point="8" draw:end-shape="id16" draw:end-glue-point="4" svg:d="M15608 21878c0 426-400 143-400 567" svg:viewBox="0 0 401 568">
          <text:p/>
        </draw:connector>
        <draw:connector draw:style-name="gr24" draw:text-style-name="P5" draw:layer="layout" draw:type="curve" svg:x1="14.75cm" svg:y1="21.38cm" svg:x2="13.647cm" svg:y2="22.145cm" draw:start-shape="id15" draw:start-glue-point="10" draw:end-shape="id13" draw:end-glue-point="6" svg:d="M14750 21380c-810 0-259 765-1103 765" svg:viewBox="0 0 1104 766">
          <text:p/>
        </draw:connector>
        <draw:connector draw:style-name="gr25" draw:text-style-name="P5" draw:layer="layout" draw:type="curve" svg:x1="14.602cm" svg:y1="23.295cm" svg:x2="13.647cm" svg:y2="23.679cm" draw:start-shape="id16" draw:start-glue-point="9" draw:end-shape="id14" draw:end-glue-point="6" svg:d="M14602 23295c0 256-318 384-955 384" svg:viewBox="0 0 956 385">
          <text:p/>
        </draw:connector>
        <draw:custom-shape draw:style-name="gr22" draw:text-style-name="P4" xml:id="id17" draw:id="id17" draw:layer="layout" svg:width="1.714cm" svg:height="0.995cm" svg:x="13.191cm" svg:y="19.662cm">
          <text:p text:style-name="P1"><text:span text:style-name="T1">nil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14.049cm" svg:y1="20.657cm" svg:x2="14.602cm" svg:y2="22.59cm" draw:start-shape="id17" draw:start-glue-point="8" draw:end-shape="id16" draw:end-glue-point="11" svg:d="M14049 20657l553 1933" svg:viewBox="0 0 554 1934">
          <text:p/>
        </draw:connector>
        <draw:custom-shape draw:style-name="gr20" draw:text-style-name="P4" xml:id="id21" draw:id="id21" draw:layer="layout" svg:width="1.714cm" svg:height="0.996cm" svg:x="11.91cm" svg:y="14.334cm">
          <text:p text:style-name="P1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22" draw:id="id22" draw:layer="layout" svg:width="1.714cm" svg:height="0.996cm" svg:x="11.91cm" svg:y="15.868cm">
          <text:p text:style-name="P1"><text:span text:style-name="T1">~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" draw:id="id18" draw:layer="layout" svg:width="1.715cm" svg:height="0.995cm" svg:x="14.324cm" svg:y="15.072cm">
          <text:p text:style-name="P1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3" draw:id="id23" draw:layer="layout" svg:width="1.715cm" svg:height="0.995cm" svg:x="14.624cm" svg:y="16.834cm">
          <text:p text:style-name="P1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20" draw:id="id20" draw:layer="layout" svg:width="1.714cm" svg:height="0.995cm" svg:x="11.794cm" svg:y="18.217cm">
          <text:p text:style-name="P1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xml:id="id19" draw:id="id19" draw:layer="layout" svg:x1="14.577cm" svg:y1="15.922cm" svg:x2="14.577cm" svg:y2="15.922cm" draw:start-shape="id18" draw:start-glue-point="9" draw:end-shape="id18" draw:end-glue-point="9" svg:d="M14577 15922z" svg:viewBox="0 0 1 1">
          <text:p/>
        </draw:connector>
        <draw:connector draw:style-name="gr29" draw:text-style-name="P5" draw:layer="layout" draw:type="line" svg:x1="14.577cm" svg:y1="15.922cm" svg:x2="13.258cm" svg:y2="18.362cm" draw:start-shape="id19" draw:start-glue-point="0" draw:end-shape="id20" draw:end-glue-point="5" svg:d="M14577 15922l-1319 2440" svg:viewBox="0 0 1320 2441">
          <text:p/>
        </draw:connector>
        <draw:connector draw:style-name="gr30" draw:text-style-name="P5" draw:layer="layout" draw:type="curve" svg:x1="12.768cm" svg:y1="15.33cm" svg:x2="12.768cm" svg:y2="15.868cm" draw:start-shape="id21" draw:start-glue-point="8" draw:end-shape="id22" draw:end-glue-point="4" svg:d="M12768 15330v538" svg:viewBox="0 0 1 539">
          <text:p/>
        </draw:connector>
        <draw:connector draw:style-name="gr31" draw:text-style-name="P5" draw:layer="layout" draw:type="curve" svg:x1="15.183cm" svg:y1="16.067cm" svg:x2="15.483cm" svg:y2="16.834cm" draw:start-shape="id18" draw:start-glue-point="8" draw:end-shape="id23" draw:end-glue-point="4" svg:d="M15183 16067c0 574 300 191 300 767" svg:viewBox="0 0 301 768">
          <text:p/>
        </draw:connector>
        <draw:connector draw:style-name="gr32" draw:text-style-name="P5" draw:layer="layout" draw:type="curve" svg:x1="13.624cm" svg:y1="16.366cm" svg:x2="15.483cm" svg:y2="16.834cm" draw:start-shape="id22" draw:start-glue-point="6" draw:end-shape="id23" draw:end-glue-point="4" svg:d="M13624 16366c1240 0 1859 156 1859 468" svg:viewBox="0 0 1860 469">
          <text:p/>
        </draw:connector>
        <draw:connector draw:style-name="gr33" draw:text-style-name="P5" draw:layer="layout" draw:type="curve" svg:x1="13.624cm" svg:y1="14.832cm" svg:x2="14.577cm" svg:y2="15.217cm" draw:start-shape="id21" draw:start-glue-point="6" draw:end-shape="id18" draw:end-glue-point="11" svg:d="M13624 14832c636 0 953 128 953 385" svg:viewBox="0 0 954 386">
          <text:p/>
        </draw:connector>
        <draw:connector draw:style-name="gr34" draw:text-style-name="P5" draw:layer="layout" draw:type="curve" svg:x1="12.768cm" svg:y1="16.864cm" svg:x2="14.049cm" svg:y2="19.662cm" draw:start-shape="id22" draw:start-glue-point="8" draw:end-shape="id17" draw:end-glue-point="4" svg:d="M12768 16864c0 2098 1281 700 1281 2798" svg:viewBox="0 0 1282 2799">
          <text:p/>
        </draw:connector>
        <draw:connector draw:style-name="gr35" draw:text-style-name="P5" draw:layer="layout" draw:type="lines" svg:x1="12.652cm" svg:y1="19.212cm" svg:x2="12.791cm" svg:y2="21.647cm" draw:start-shape="id20" draw:start-glue-point="8" draw:end-shape="id13" draw:end-glue-point="4" svg:d="M12652 19212v501l139 1433v501" svg:viewBox="0 0 140 2436">
          <text:p/>
        </draw:connector>
        <draw:custom-shape draw:style-name="gr36" draw:text-style-name="P4" xml:id="id24" draw:id="id24" draw:layer="layout" svg:width="1.217cm" svg:height="0.995cm" svg:x="17.191cm" svg:y="18.682cm">
          <text:p text:style-name="P1"><text:span text:style-name="T1">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5" draw:layer="layout" draw:type="curve" svg:x1="15.79cm" svg:y1="15.922cm" svg:x2="15.79cm" svg:y2="15.922cm" draw:start-shape="id18" draw:start-glue-point="7" draw:end-shape="id18" draw:end-glue-point="7" svg:d="M15790 15922z" svg:viewBox="0 0 1 1">
          <text:p/>
        </draw:connector>
        <draw:connector draw:style-name="gr38" draw:text-style-name="P5" draw:layer="layout" draw:type="curve" svg:x1="16.04cm" svg:y1="15.57cm" svg:x2="17.801cm" svg:y2="18.682cm" draw:start-shape="id18" draw:start-glue-point="6" draw:end-shape="id24" draw:end-glue-point="4" svg:d="M16040 15570c1174 0 1761 1037 1761 3112" svg:viewBox="0 0 1762 3113">
          <text:p/>
        </draw:connector>
        <draw:connector draw:style-name="gr39" draw:text-style-name="P5" draw:layer="layout" draw:type="curve" svg:x1="17.801cm" svg:y1="19.677cm" svg:x2="16.064cm" svg:y2="22.943cm" draw:start-shape="id24" draw:start-glue-point="8" draw:end-shape="id16" draw:end-glue-point="6" svg:d="M17801 19677c0 2178-579 3266-1737 3266" svg:viewBox="0 0 1738 3267">
          <text:p/>
        </draw:connector>
        <draw:connector draw:style-name="gr40" draw:text-style-name="P3" draw:layer="layout" draw:type="curve" svg:x1="7.691cm" svg:y1="1.52cm" svg:x2="13.061cm" svg:y2="3.857cm" draw:start-shape="id8" draw:start-glue-point="10" draw:end-shape="id25" draw:end-glue-point="4" svg:d="M7691 1520c3580 0 5370 779 5370 2337" svg:viewBox="0 0 5371 2338">
          <text:p/>
        </draw:connector>
        <draw:connector draw:style-name="gr41" draw:text-style-name="P3" draw:layer="layout" draw:type="curve" svg:x1="12.791cm" svg:y1="24.177cm" svg:x2="7.807cm" svg:y2="26.367cm" draw:start-shape="id14" draw:start-glue-point="8" draw:end-shape="id2" draw:end-glue-point="10" svg:d="M12791 24177c0 1460-1661 2190-4984 2190" svg:viewBox="0 0 4985 2191">
          <text:p/>
        </draw:connector>
        <draw:custom-shape draw:style-name="gr42" draw:text-style-name="P3" draw:layer="layout" svg:width="8.89cm" svg:height="10.477cm" svg:x="11.16cm" svg:y="3.54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.338cm" svg:height="0.962cm" svg:x="16.557cm" svg:y="3.578cm">
          <draw:text-box>
            <text:p>~@{c= _ }</text:p>
          </draw:text-box>
        </draw:frame>
        <draw:custom-shape draw:style-name="gr44" draw:text-style-name="P3" draw:layer="layout" svg:width="8.89cm" svg:height="10.477cm" svg:x="11.16cm" svg:y="14.035cm">
          <text:p/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2.966cm" svg:height="0.962cm" svg:x="16.712cm" svg:y="14.017cm">
          <draw:text-box>
            <text:p>@{c= _ }</text:p>
          </draw:text-box>
        </draw:frame>
        <draw:custom-shape draw:style-name="gr46" draw:text-style-name="P2" xml:id="id12" draw:id="id12" draw:layer="layout" svg:width="0.762cm" svg:height="0.995cm" svg:x="3.54cm" svg:y="13.34cm">
          <text:p text:style-name="P1"><text:span text:style-name="T1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xml:id="id26" draw:id="id26" draw:layer="layout" svg:width="0.762cm" svg:height="0.995cm" svg:x="4.492cm" svg:y="13.34cm">
          <text:p text:style-name="P1"><text:span text:style-name="T1">3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curve" svg:x1="4.276cm" svg:y1="7.815cm" svg:x2="4.873cm" svg:y2="13.34cm" draw:start-shape="id10" draw:start-glue-point="8" draw:end-shape="id26" draw:end-glue-point="4" svg:d="M4276 7815c0 4143 597 1381 597 5525" svg:viewBox="0 0 598 5526">
          <text:p/>
        </draw:connector>
        <draw:connector draw:style-name="gr47" draw:text-style-name="P3" draw:layer="layout" draw:type="curve" svg:x1="3.921cm" svg:y1="14.335cm" svg:x2="4.275cm" svg:y2="20.05cm" draw:start-shape="id12" draw:start-glue-point="8" draw:end-shape="id3" draw:end-glue-point="4" svg:d="M3921 14335c0 4287 354 1430 354 5715" svg:viewBox="0 0 355 5716">
          <text:p/>
        </draw:connector>
        <draw:connector draw:style-name="gr48" draw:text-style-name="P3" draw:layer="layout" draw:type="curve" svg:x1="4.873cm" svg:y1="14.335cm" svg:x2="4.275cm" svg:y2="20.05cm" draw:start-shape="id26" draw:start-glue-point="8" draw:end-shape="id3" draw:end-glue-point="4" svg:d="M4873 14335c0 4287-598 1430-598 5715" svg:viewBox="0 0 599 5716">
          <text:p/>
        </draw:connector>
        <draw:custom-shape draw:style-name="gr49" draw:text-style-name="P4" xml:id="id27" draw:id="id27" draw:layer="layout" svg:width="0.582cm" svg:height="0.995cm" svg:x="15.34cm" svg:y="18.682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xml:id="id28" draw:id="id28" draw:layer="layout" svg:width="0.582cm" svg:height="0.995cm" svg:x="16.24cm" svg:y="18.682cm">
          <text:p text:style-name="P1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15.483cm" svg:y1="17.829cm" svg:x2="15.632cm" svg:y2="18.682cm" draw:start-shape="id23" draw:start-glue-point="8" draw:end-shape="id27" draw:end-glue-point="4" svg:d="M15483 17829c0 639 149 213 149 853" svg:viewBox="0 0 150 854">
          <text:p/>
        </draw:connector>
        <draw:connector draw:style-name="gr51" draw:text-style-name="P3" draw:layer="layout" draw:type="curve" svg:x1="15.483cm" svg:y1="17.829cm" svg:x2="16.532cm" svg:y2="18.682cm" draw:start-shape="id23" draw:start-glue-point="8" draw:end-shape="id28" draw:end-glue-point="4" svg:d="M15483 17829c0 639 1049 213 1049 853" svg:viewBox="0 0 1050 854">
          <text:p/>
        </draw:connector>
        <draw:connector draw:style-name="gr52" draw:text-style-name="P3" draw:layer="layout" draw:type="curve" svg:x1="15.632cm" svg:y1="19.677cm" svg:x2="15.608cm" svg:y2="20.882cm" draw:start-shape="id27" draw:start-glue-point="8" draw:end-shape="id15" draw:end-glue-point="4" svg:d="M15632 19677c0 904-24 302-24 1205" svg:viewBox="0 0 25 1206">
          <text:p/>
        </draw:connector>
        <draw:connector draw:style-name="gr53" draw:text-style-name="P3" draw:layer="layout" draw:type="curve" svg:x1="16.532cm" svg:y1="19.677cm" svg:x2="15.608cm" svg:y2="20.882cm" draw:start-shape="id28" draw:start-glue-point="8" draw:end-shape="id15" draw:end-glue-point="4" svg:d="M16532 19677c0 904-924 302-924 1205" svg:viewBox="0 0 925 1206">
          <text:p/>
        </draw:connector>
        <draw:custom-shape draw:style-name="gr54" draw:text-style-name="P7" xml:id="id30" draw:id="id30" draw:layer="layout" svg:width="1.714cm" svg:height="0.996cm" svg:x="12.251cm" svg:y="12.704cm">
          <text:p text:style-name="P1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xml:id="id29" draw:id="id29" draw:layer="layout" svg:width="1.714cm" svg:height="0.996cm" svg:x="12.251cm" svg:y="11.17cm">
          <text:p text:style-name="P1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8" draw:layer="layout" draw:type="curve" svg:x1="13.109cm" svg:y1="12.166cm" svg:x2="13.109cm" svg:y2="12.704cm" draw:start-shape="id29" draw:start-glue-point="8" draw:end-shape="id30" draw:end-glue-point="4" svg:d="M13109 12166v538" svg:viewBox="0 0 1 539">
          <text:p/>
        </draw:connector>
        <draw:custom-shape draw:style-name="gr56" draw:text-style-name="P7" xml:id="id32" draw:id="id32" draw:layer="layout" svg:width="1.714cm" svg:height="0.995cm" svg:x="14.668cm" svg:y="11.968cm">
          <text:p text:style-name="P1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xml:id="id31" draw:id="id31" draw:layer="layout" svg:width="1.714cm" svg:height="0.996cm" svg:x="15.068cm" svg:y="10.405cm">
          <text:p text:style-name="P1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8" draw:layer="layout" draw:type="curve" svg:x1="15.926cm" svg:y1="11.401cm" svg:x2="15.526cm" svg:y2="11.968cm" draw:start-shape="id31" draw:start-glue-point="8" draw:end-shape="id32" draw:end-glue-point="4" svg:d="M15926 11401c0 426-400 143-400 567" svg:viewBox="0 0 401 568">
          <text:p/>
        </draw:connector>
        <draw:connector draw:style-name="gr58" draw:text-style-name="P8" draw:layer="layout" draw:type="curve" svg:x1="15.068cm" svg:y1="10.903cm" svg:x2="13.965cm" svg:y2="11.668cm" draw:start-shape="id31" draw:start-glue-point="10" draw:end-shape="id29" draw:end-glue-point="6" svg:d="M15068 10903c-810 0-259 765-1103 765" svg:viewBox="0 0 1104 766">
          <text:p/>
        </draw:connector>
        <draw:connector draw:style-name="gr59" draw:text-style-name="P8" draw:layer="layout" draw:type="curve" svg:x1="14.92cm" svg:y1="12.818cm" svg:x2="13.965cm" svg:y2="13.202cm" draw:start-shape="id32" draw:start-glue-point="9" draw:end-shape="id30" draw:end-glue-point="6" svg:d="M14920 12818c0 256-318 384-955 384" svg:viewBox="0 0 956 385">
          <text:p/>
        </draw:connector>
        <draw:custom-shape draw:style-name="gr56" draw:text-style-name="P7" xml:id="id33" draw:id="id33" draw:layer="layout" svg:width="1.714cm" svg:height="0.995cm" svg:x="13.509cm" svg:y="9.185cm">
          <text:p text:style-name="P1"><text:span text:style-name="T1">nil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8" draw:layer="layout" draw:type="line" svg:x1="14.367cm" svg:y1="10.18cm" svg:x2="14.92cm" svg:y2="12.113cm" draw:start-shape="id33" draw:start-glue-point="8" draw:end-shape="id32" draw:end-glue-point="11" svg:d="M14367 10180l553 1933" svg:viewBox="0 0 554 1934">
          <text:p/>
        </draw:connector>
        <draw:custom-shape draw:style-name="gr54" draw:text-style-name="P7" xml:id="id37" draw:id="id37" draw:layer="layout" svg:width="1.714cm" svg:height="0.996cm" svg:x="12.228cm" svg:y="5.391cm">
          <text:p text:style-name="P1"><text:span text:style-name="T1">~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7" xml:id="id34" draw:id="id34" draw:layer="layout" svg:width="1.715cm" svg:height="0.995cm" svg:x="14.642cm" svg:y="4.595cm">
          <text:p text:style-name="P1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7" xml:id="id38" draw:id="id38" draw:layer="layout" svg:width="1.715cm" svg:height="0.995cm" svg:x="14.942cm" svg:y="6.357cm">
          <text:p text:style-name="P1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7" xml:id="id36" draw:id="id36" draw:layer="layout" svg:width="1.714cm" svg:height="0.995cm" svg:x="12.112cm" svg:y="7.74cm">
          <text:p text:style-name="P1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8" xml:id="id35" draw:id="id35" draw:layer="layout" svg:x1="14.895cm" svg:y1="5.445cm" svg:x2="14.895cm" svg:y2="5.445cm" draw:start-shape="id34" draw:start-glue-point="9" draw:end-shape="id34" draw:end-glue-point="9" svg:d="M14895 5445z" svg:viewBox="0 0 1 1">
          <text:p/>
        </draw:connector>
        <draw:connector draw:style-name="gr63" draw:text-style-name="P8" draw:layer="layout" draw:type="line" svg:x1="14.895cm" svg:y1="5.445cm" svg:x2="13.576cm" svg:y2="7.885cm" draw:start-shape="id35" draw:start-glue-point="0" draw:end-shape="id36" draw:end-glue-point="5" svg:d="M14895 5445l-1319 2440" svg:viewBox="0 0 1320 2441">
          <text:p/>
        </draw:connector>
        <draw:connector draw:style-name="gr64" draw:text-style-name="P8" draw:layer="layout" draw:type="curve" svg:x1="13.061cm" svg:y1="4.853cm" svg:x2="13.086cm" svg:y2="5.391cm" draw:start-shape="id25" draw:start-glue-point="8" draw:end-shape="id37" draw:end-glue-point="4" svg:d="M13061 4853c0 405 25 136 25 538" svg:viewBox="0 0 26 539">
          <text:p/>
        </draw:connector>
        <draw:connector draw:style-name="gr65" draw:text-style-name="P8" draw:layer="layout" draw:type="curve" svg:x1="15.501cm" svg:y1="5.59cm" svg:x2="15.801cm" svg:y2="6.357cm" draw:start-shape="id34" draw:start-glue-point="8" draw:end-shape="id38" draw:end-glue-point="4" svg:d="M15501 5590c0 574 300 191 300 767" svg:viewBox="0 0 301 768">
          <text:p/>
        </draw:connector>
        <draw:connector draw:style-name="gr66" draw:text-style-name="P8" draw:layer="layout" draw:type="curve" svg:x1="13.942cm" svg:y1="5.889cm" svg:x2="15.801cm" svg:y2="6.357cm" draw:start-shape="id37" draw:start-glue-point="6" draw:end-shape="id38" draw:end-glue-point="4" svg:d="M13942 5889c1240 0 1859 156 1859 468" svg:viewBox="0 0 1860 469">
          <text:p/>
        </draw:connector>
        <draw:connector draw:style-name="gr67" draw:text-style-name="P8" draw:layer="layout" draw:type="curve" svg:x1="13.917cm" svg:y1="4.355cm" svg:x2="14.895cm" svg:y2="4.74cm" draw:start-shape="id25" draw:start-glue-point="6" draw:end-shape="id34" draw:end-glue-point="11" svg:d="M13917 4355c652 0 978 128 978 385" svg:viewBox="0 0 979 386">
          <text:p/>
        </draw:connector>
        <draw:connector draw:style-name="gr68" draw:text-style-name="P8" draw:layer="layout" draw:type="curve" svg:x1="13.086cm" svg:y1="6.387cm" svg:x2="14.367cm" svg:y2="9.185cm" draw:start-shape="id37" draw:start-glue-point="8" draw:end-shape="id33" draw:end-glue-point="4" svg:d="M13086 6387c0 2098 1281 700 1281 2798" svg:viewBox="0 0 1282 2799">
          <text:p/>
        </draw:connector>
        <draw:connector draw:style-name="gr69" draw:text-style-name="P8" draw:layer="layout" draw:type="lines" svg:x1="12.97cm" svg:y1="8.735cm" svg:x2="13.109cm" svg:y2="11.17cm" draw:start-shape="id36" draw:start-glue-point="8" draw:end-shape="id29" draw:end-glue-point="4" svg:d="M12970 8735v501l139 1433v501" svg:viewBox="0 0 140 2436">
          <text:p/>
        </draw:connector>
        <draw:custom-shape draw:style-name="gr70" draw:text-style-name="P7" xml:id="id39" draw:id="id39" draw:layer="layout" svg:width="1.217cm" svg:height="0.995cm" svg:x="17.509cm" svg:y="8.205cm">
          <text:p text:style-name="P1"><text:span text:style-name="T1">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curve" svg:x1="16.108cm" svg:y1="5.445cm" svg:x2="16.108cm" svg:y2="5.445cm" draw:start-shape="id34" draw:start-glue-point="7" draw:end-shape="id34" draw:end-glue-point="7" svg:d="M16108 5445z" svg:viewBox="0 0 1 1">
          <text:p/>
        </draw:connector>
        <draw:connector draw:style-name="gr72" draw:text-style-name="P8" draw:layer="layout" draw:type="curve" svg:x1="16.358cm" svg:y1="5.093cm" svg:x2="18.119cm" svg:y2="8.205cm" draw:start-shape="id34" draw:start-glue-point="6" draw:end-shape="id39" draw:end-glue-point="4" svg:d="M16358 5093c1174 0 1761 1037 1761 3112" svg:viewBox="0 0 1762 3113">
          <text:p/>
        </draw:connector>
        <draw:connector draw:style-name="gr73" draw:text-style-name="P8" draw:layer="layout" draw:type="curve" svg:x1="18.119cm" svg:y1="9.2cm" svg:x2="16.382cm" svg:y2="12.466cm" draw:start-shape="id39" draw:start-glue-point="8" draw:end-shape="id32" draw:end-glue-point="6" svg:d="M18119 9200c0 2178-579 3266-1737 3266" svg:viewBox="0 0 1738 3267">
          <text:p/>
        </draw:connector>
        <draw:custom-shape draw:style-name="gr74" draw:text-style-name="P7" xml:id="id40" draw:id="id40" draw:layer="layout" svg:width="0.582cm" svg:height="0.995cm" svg:x="15.658cm" svg:y="8.205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7" xml:id="id41" draw:id="id41" draw:layer="layout" svg:width="0.582cm" svg:height="0.995cm" svg:x="16.558cm" svg:y="8.205cm">
          <text:p text:style-name="P1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curve" svg:x1="15.801cm" svg:y1="7.352cm" svg:x2="15.95cm" svg:y2="8.205cm" draw:start-shape="id38" draw:start-glue-point="8" draw:end-shape="id40" draw:end-glue-point="4" svg:d="M15801 7352c0 639 149 213 149 853" svg:viewBox="0 0 150 854">
          <text:p/>
        </draw:connector>
        <draw:connector draw:style-name="gr76" draw:text-style-name="P8" draw:layer="layout" draw:type="curve" svg:x1="15.801cm" svg:y1="7.352cm" svg:x2="16.85cm" svg:y2="8.205cm" draw:start-shape="id38" draw:start-glue-point="8" draw:end-shape="id41" draw:end-glue-point="4" svg:d="M15801 7352c0 639 1049 213 1049 853" svg:viewBox="0 0 1050 854">
          <text:p/>
        </draw:connector>
        <draw:connector draw:style-name="gr77" draw:text-style-name="P8" draw:layer="layout" draw:type="curve" svg:x1="15.95cm" svg:y1="9.2cm" svg:x2="15.926cm" svg:y2="10.405cm" draw:start-shape="id40" draw:start-glue-point="8" draw:end-shape="id31" draw:end-glue-point="4" svg:d="M15950 9200c0 904-24 302-24 1205" svg:viewBox="0 0 25 1206">
          <text:p/>
        </draw:connector>
        <draw:connector draw:style-name="gr78" draw:text-style-name="P8" draw:layer="layout" draw:type="curve" svg:x1="16.85cm" svg:y1="9.2cm" svg:x2="15.926cm" svg:y2="10.405cm" draw:start-shape="id41" draw:start-glue-point="8" draw:end-shape="id31" draw:end-glue-point="4" svg:d="M16850 9200c0 904-924 302-924 1205" svg:viewBox="0 0 925 1206">
          <text:p/>
        </draw:connector>
        <draw:custom-shape draw:style-name="gr54" draw:text-style-name="P7" xml:id="id25" draw:id="id25" draw:layer="layout" svg:width="1.714cm" svg:height="0.996cm" svg:x="12.203cm" svg:y="3.857cm">
          <text:p text:style-name="P1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1.933cm" svg:y1="22.145cm" svg:x2="8.007cm" svg:y2="24.833cm" draw:start-shape="id13" draw:start-glue-point="10" draw:end-shape="id1" draw:end-glue-point="10" svg:d="M11933 22145c-2929 0-967 2688-3926 2688" svg:viewBox="0 0 3927 2689">
          <text:p/>
        </draw:connector>
        <draw:connector draw:style-name="gr80" draw:text-style-name="P3" draw:layer="layout" draw:type="curve" svg:x1="7.891cm" svg:y1="3.054cm" svg:x2="12.228cm" svg:y2="5.889cm" draw:start-shape="id6" draw:start-glue-point="10" draw:end-shape="id37" draw:end-glue-point="10" svg:d="M7891 3054c3256 0 1088 2835 4337 2835" svg:viewBox="0 0 4338 2836">
          <text:p/>
        </draw:connector>
        <draw:connector draw:style-name="gr81" draw:text-style-name="P3" draw:layer="layout" draw:type="line" svg:x1="4.881cm" svg:y1="5.872cm" svg:x2="6.839cm" svg:y2="8.222cm" draw:start-shape="id9" draw:start-glue-point="9" draw:end-shape="id7" draw:end-glue-point="5" svg:d="M4881 5872l1958 2350" svg:viewBox="0 0 1959 2351">
          <text:p/>
        </draw:connector>
        <draw:custom-shape draw:style-name="gr3" draw:text-style-name="P2" xml:id="id9" draw:id="id9" draw:layer="layout" svg:width="1.714cm" svg:height="0.995cm" svg:x="3.418cm" svg:y="5.022cm">
          <text:p text:style-name="P1"><text:span text:style-name="T1">~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3" draw:layer="layout" draw:type="line" svg:x1="14.643cm" svg:y1="5.093cm" svg:x2="5.132cm" svg:y2="5.52cm" draw:start-shape="id34" draw:start-glue-point="10" draw:end-shape="id9" draw:end-glue-point="10" svg:d="M14643 5093l-9511 427" svg:viewBox="0 0 9512 428">
          <text:p/>
        </draw:connector>
        <draw:connector draw:style-name="gr82" draw:text-style-name="P3" draw:layer="layout" draw:type="line" svg:x1="14.943cm" svg:y1="6.855cm" svg:x2="5.133cm" svg:y2="7.318cm" draw:start-shape="id38" draw:start-glue-point="10" draw:end-shape="id10" draw:end-glue-point="10" svg:d="M14943 6855l-9810 463" svg:viewBox="0 0 9811 464">
          <text:p/>
        </draw:connector>
        <draw:connector draw:style-name="gr83" draw:text-style-name="P3" draw:layer="layout" draw:type="line" svg:x1="5.132cm" svg:y1="20.548cm" svg:x2="14.75cm" svg:y2="21.38cm" draw:start-shape="id3" draw:start-glue-point="10" draw:end-shape="id15" draw:end-glue-point="10" svg:d="M5132 20548l9618 832" svg:viewBox="0 0 9619 833">
          <text:p/>
        </draw:connector>
        <draw:connector draw:style-name="gr83" draw:text-style-name="P3" draw:layer="layout" draw:type="line" svg:x1="5.132cm" svg:y1="22.135cm" svg:x2="14.35cm" svg:y2="22.943cm" draw:start-shape="id4" draw:start-glue-point="10" draw:end-shape="id16" draw:end-glue-point="10" svg:d="M5132 22135l9218 808" svg:viewBox="0 0 9219 809">
          <text:p/>
        </draw:connector>
        <draw:connector draw:style-name="gr83" draw:text-style-name="P3" draw:layer="layout" draw:type="line" svg:x1="6.841cm" svg:y1="19.46cm" svg:x2="13.191cm" svg:y2="20.16cm" draw:start-shape="id5" draw:start-glue-point="10" draw:end-shape="id17" draw:end-glue-point="10" svg:d="M6841 19460l6350 700" svg:viewBox="0 0 6351 701">
          <text:p/>
        </draw:connector>
        <draw:connector draw:style-name="gr82" draw:text-style-name="P3" draw:layer="layout" draw:type="line" svg:x1="12.112cm" svg:y1="8.238cm" svg:x2="8.302cm" svg:y2="8.575cm" draw:start-shape="id36" draw:start-glue-point="10" draw:end-shape="id7" draw:end-glue-point="10" svg:d="M12112 8238l-3810 337" svg:viewBox="0 0 3811 33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3-30T13:16:51.421000000</dc:date>
    <meta:editing-duration>PT4H31M32S</meta:editing-duration>
    <meta:editing-cycles>6</meta:editing-cycles>
    <meta:generator>LibreOffice/7.1.8.1$Windows_X86_64 LibreOffice_project/e1f30c802c3269a1d052614453f260e49458c82c</meta:generator>
    <meta:print-date>2022-03-29T12:29:25.480000000</meta:print-date>
    <meta:document-statistic meta:object-count="113"/>
  </office:meta>
</office:document-meta>
</file>